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cm" fo:min-width="4.5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5cm" fo:min-width="4.5cm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25cm" fo:min-width="4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75cm" fo:min-width="4.5cm"/>
      <style:paragraph-properties style:writing-mode="lr-tb"/>
    </style:style>
    <style:style style:name="gr11" style:family="graphic" style:parent-style-name="objectwithoutfill">
      <style:graphic-properties draw:marker-start="Arrowheads_20_4" draw:marker-end="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3cm" fo:min-width="4.5cm"/>
      <style:paragraph-properties style:writing-mode="lr-tb"/>
    </style:style>
    <style:style style:name="P1" style:family="paragraph">
      <style:paragraph-properties fo:text-align="center" style:writing-mode="lr-tb"/>
      <style:text-properties style:use-window-font-color="true" loext:opacity="0%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T1" style:family="text">
      <style:text-properties style:use-window-font-color="true" loext:opacity="0%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2.25cm" svg:x="1.75cm" svg:y="2.25cm">
          <text:p text:style-name="P1"><text:span text:style-name="T1">Read the</text:span><text:span text:style-name="T1"><text:line-break/></text:span><text:span text:style-name="T1">Senso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2.25cm" svg:x="1.75cm" svg:y="6.5cm">
          <text:p text:style-name="P2">Omzetten naar<text:line-break/>Percentag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25cm" svg:y1="4.5cm" svg:x2="4.25cm" svg:y2="6.5cm">
          <text:p/>
        </draw:line>
        <draw:frame draw:style-name="gr3" draw:text-style-name="P4" draw:layer="layout" svg:width="6cm" svg:height="1.673cm" svg:x="1.5cm" svg:y="1cm">
          <draw:text-box>
            <text:p>Arduino (C/C++)</text:p>
          </draw:text-box>
        </draw:frame>
        <draw:custom-shape draw:style-name="gr1" draw:text-style-name="P2" draw:layer="layout" svg:width="5cm" svg:height="2.25cm" svg:x="1.75cm" svg:y="6.5cm">
          <text:p text:style-name="P2">Omzetten naar<text:line-break/>Percentag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2.25cm" svg:x="1.75cm" svg:y="6.5cm">
          <text:p text:style-name="P2">Convert to<text:line-break/>URI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2.25cm" svg:x="1.75cm" svg:y="10.75cm">
          <text:p text:style-name="P2">Omzetten naar<text:line-break/>Percentag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25cm" svg:y1="8.75cm" svg:x2="4.25cm" svg:y2="10.75cm">
          <text:p/>
        </draw:line>
        <draw:custom-shape draw:style-name="gr1" draw:text-style-name="P2" draw:layer="layout" svg:width="5cm" svg:height="2.25cm" svg:x="1.75cm" svg:y="10.75cm">
          <text:p text:style-name="P2">Omzetten naar<text:line-break/>Percentag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2.25cm" svg:x="1.75cm" svg:y="10.75cm">
          <text:p text:style-name="P2">HTTP<text:line-break/>Post Request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75cm" svg:height="1.75cm" svg:x="13.5cm" svg:y="1cm">
          <draw:text-box>
            <text:p>Raspberry Pi<text:line-break/>(PHP / SQL)</text:p>
          </draw:text-box>
        </draw:frame>
        <draw:custom-shape draw:style-name="gr1" draw:text-style-name="P1" draw:layer="layout" svg:width="5cm" svg:height="2.25cm" svg:x="13.25cm" svg:y="10.75cm">
          <text:p text:style-name="P1"><text:span text:style-name="T1">Receiving</text:span><text:span text:style-name="T1"><text:line-break/></text:span><text:span text:style-name="T1">HTTP Po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2.25cm" svg:x="13.25cm" svg:y="15cm">
          <text:p text:style-name="P2">Omzetten naar<text:line-break/>Percentag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75cm" svg:y1="13cm" svg:x2="15.75cm" svg:y2="15cm">
          <text:p/>
        </draw:line>
        <draw:custom-shape draw:style-name="gr1" draw:text-style-name="P2" draw:layer="layout" svg:width="5cm" svg:height="2.25cm" svg:x="13.25cm" svg:y="15cm">
          <text:p text:style-name="P2">Omzetten naar<text:line-break/>Percentag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2.25cm" svg:x="13.25cm" svg:y="15cm">
          <text:p text:style-name="P2">Validate API<text:line-break/>Key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2.25cm" svg:x="13.25cm" svg:y="19.25cm">
          <text:p text:style-name="P2">Omzetten naar<text:line-break/>Percentag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75cm" svg:y1="17.25cm" svg:x2="15.75cm" svg:y2="19.25cm">
          <text:p/>
        </draw:line>
        <draw:custom-shape draw:style-name="gr1" draw:text-style-name="P2" draw:layer="layout" svg:width="5cm" svg:height="2.25cm" svg:x="13.25cm" svg:y="19.25cm">
          <text:p text:style-name="P2">Omzetten naar<text:line-break/>Percentag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cm" svg:height="2.75cm" svg:x="13.25cm" svg:y="19.25cm">
          <text:p text:style-name="P2">Write Querry to<text:line-break/>Database<text:line-break/>(SQL)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75cm" svg:y1="11.75cm" svg:x2="13.25cm" svg:y2="11.75cm">
          <text:p/>
        </draw:line>
        <draw:frame draw:style-name="gr7" draw:text-style-name="P4" draw:layer="layout" svg:width="3.75cm" svg:height="2.384cm" svg:x="8.5cm" svg:y="10cm">
          <draw:text-box>
            <text:p>HTTP Post Via WiFi</text:p>
          </draw:text-box>
        </draw:frame>
      </draw:page>
      <draw:page draw:name="page2" draw:style-name="dp1" draw:master-page-name="Default">
        <draw:frame draw:style-name="gr8" draw:text-style-name="P6" draw:layer="layout" svg:width="4.25cm" svg:height="1.673cm" svg:x="2.25cm" svg:y="1cm">
          <draw:text-box>
            <text:p text:style-name="P5">Raspberry Pi<text:line-break/>(PHP / SQL)</text:p>
          </draw:text-box>
        </draw:frame>
        <draw:frame draw:style-name="gr3" draw:text-style-name="P4" draw:layer="layout" svg:width="4.5cm" svg:height="1.673cm" svg:x="13.5cm" svg:y="1.001cm">
          <draw:text-box>
            <text:p>WiFi LCD</text:p>
          </draw:text-box>
        </draw:frame>
        <draw:custom-shape draw:style-name="gr9" draw:text-style-name="P1" draw:layer="layout" svg:width="5cm" svg:height="3.5cm" svg:x="13cm" svg:y="2cm">
          <text:p text:style-name="P1"><text:span text:style-name="T1">Wait till delay of</text:span><text:span text:style-name="T1"><text:line-break/></text:span><text:span text:style-name="T1">1 minute passes</text:span><text:span text:style-name="T1"><text:line-break/></text:span><text:span text:style-name="T1">Or touch to</text:span><text:span text:style-name="T1"><text:line-break/></text:span><text:span text:style-name="T1">change selec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5cm" svg:y1="5.5cm" svg:x2="15.5cm" svg:y2="6.75cm">
          <text:p/>
        </draw:line>
        <draw:custom-shape draw:style-name="gr10" draw:text-style-name="P1" draw:layer="layout" svg:width="5cm" svg:height="3cm" svg:x="13cm" svg:y="6.75cm">
          <text:p text:style-name="P1"><text:span text:style-name="T1">HTTP</text:span><text:span text:style-name="T1"><text:line-break/></text:span><text:span text:style-name="T1">Get request</text:span><text:span text:style-name="T1"><text:line-break/></text:span><text:span text:style-name="T1">Selector</text:span><text:span text:style-name="T1"><text:line-break/></text:span><text:span text:style-name="T1">Parameter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6.5cm" svg:y1="8.5cm" svg:x2="13cm" svg:y2="8.5cm">
          <text:p/>
        </draw:line>
        <draw:custom-shape draw:style-name="gr1" draw:text-style-name="P1" draw:layer="layout" svg:width="5cm" svg:height="2.25cm" svg:x="1.5cm" svg:y="7.25cm">
          <text:p text:style-name="P1"><text:span text:style-name="T1">Receiving</text:span><text:span text:style-name="T1"><text:line-break/></text:span><text:span text:style-name="T1">HTTP</text:span><text:span text:style-name="T1"><text:line-break/></text:span><text:span text:style-name="T1">Get request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75cm" svg:height="1.75cm" svg:x="8.25cm" svg:y="6.75cm">
          <draw:text-box>
            <text:p>HTTP GET Via WiFi</text:p>
          </draw:text-box>
        </draw:frame>
        <draw:line draw:style-name="gr2" draw:text-style-name="P3" draw:layer="layout" svg:x1="4cm" svg:y1="9.5cm" svg:x2="4cm" svg:y2="10.75cm">
          <text:p/>
        </draw:line>
        <draw:custom-shape draw:style-name="gr12" draw:text-style-name="P1" draw:layer="layout" svg:width="5cm" svg:height="3.25cm" svg:x="1.5cm" svg:y="10.75cm">
          <text:p text:style-name="P1"><text:span text:style-name="T1">Convert Selector</text:span><text:span text:style-name="T1"><text:line-break/></text:span><text:span text:style-name="T1">to a usable</text:span><text:span text:style-name="T1"><text:line-break/></text:span><text:span text:style-name="T1">SQL Querr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cm" svg:y1="14cm" svg:x2="4cm" svg:y2="15.75cm">
          <text:p/>
        </draw:line>
        <draw:custom-shape draw:style-name="gr1" draw:text-style-name="P1" draw:layer="layout" svg:width="5cm" svg:height="2.25cm" svg:x="1.5cm" svg:y="15.75cm">
          <text:p text:style-name="P1"><text:span text:style-name="T1">Run SQL</text:span><text:span text:style-name="T1"><text:line-break/></text:span><text:span text:style-name="T1">Querr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cm" svg:y1="18cm" svg:x2="4cm" svg:y2="19.75cm">
          <text:p/>
        </draw:line>
        <draw:custom-shape draw:style-name="gr1" draw:text-style-name="P1" draw:layer="layout" svg:width="5cm" svg:height="2.25cm" svg:x="1.5cm" svg:y="19.75cm">
          <text:p text:style-name="P1"><text:span text:style-name="T1">Edge Case</text:span><text:span text:style-name="T1"><text:line-break/></text:span><text:span text:style-name="T1">Detector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cm" svg:height="3cm" svg:x="13cm" svg:y="19.5cm">
          <text:p text:style-name="P1"><text:span text:style-name="T1">Convert</text:span><text:span text:style-name="T1"><text:line-break/></text:span><text:span text:style-name="T1">String Payload</text:span><text:span text:style-name="T1"><text:line-break/></text:span><text:span text:style-name="T1">to char Arrey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5cm" svg:y1="20.915cm" svg:x2="13cm" svg:y2="20.915cm">
          <text:p/>
        </draw:line>
        <draw:frame draw:style-name="gr7" draw:text-style-name="P4" draw:layer="layout" svg:width="3.75cm" svg:height="2.384cm" svg:x="8cm" svg:y="18.116cm">
          <draw:text-box>
            <text:p><text:span text:style-name="T2">HTTP GET </text:span>return Payload</text:p>
          </draw:text-box>
        </draw:frame>
        <draw:line draw:style-name="gr2" draw:text-style-name="P3" draw:layer="layout" svg:x1="15.5cm" svg:y1="22.5cm" svg:x2="15.5cm" svg:y2="24.25cm">
          <text:p/>
        </draw:line>
        <draw:custom-shape draw:style-name="gr1" draw:text-style-name="P1" draw:layer="layout" svg:width="5cm" svg:height="2.25cm" svg:x="13cm" svg:y="24.25cm">
          <text:p text:style-name="P1"><text:span text:style-name="T1">Edge Case</text:span><text:span text:style-name="T1"><text:line-break/></text:span><text:span text:style-name="T1">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2.25cm" svg:x="13cm" svg:y="24.25cm">
          <text:p text:style-name="P1"><text:span text:style-name="T1">Edge Case</text:span><text:span text:style-name="T1"><text:line-break/></text:span><text:span text:style-name="T1">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2.25cm" svg:x="13cm" svg:y="24.25cm">
          <text:p text:style-name="P1"><text:span text:style-name="T1">Draw Graph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40" svg:d="M0 40l10-40 10 4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2T14:21:46.319258771</meta:creation-date>
    <meta:editing-duration>P3DT7H54M39S</meta:editing-duration>
    <meta:editing-cycles>21</meta:editing-cycles>
    <meta:generator>LibreOffice/7.0.5.2$Linux_X86_64 LibreOffice_project/00$Build-2</meta:generator>
    <dc:date>2021-04-01T20:53:20.595438911</dc:date>
    <meta:document-statistic meta:object-count="43"/>
  </office:meta>
</office:document-meta>
</file>